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1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120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14cm" svg:height="0.098cm" draw:transform="skewX (0.161792021659874) rotate (-2.27521121289981) translate (11.109cm 15.292cm)">
            <text:p/>
          </draw:ellipse>
          <draw:line draw:style-name="gr2" draw:text-style-name="P2" draw:layer="layout" svg:x1="11.088cm" svg:y1="15.292cm" svg:x2="11.088cm" svg:y2="14.907cm">
            <text:p/>
          </draw:line>
          <draw:path draw:style-name="gr3" draw:text-style-name="P3" draw:layer="layout" svg:width="0.085cm" svg:height="0.324cm" svg:x="11.09cm" svg:y="14.902cm" svg:viewBox="0 0 86 325" svg:d="M0 0c16 72 71 127 79 203l7 69-26 53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45:17.767185941</meta:creation-date>
    <dc:date>2018-02-22T10:45:30.877085895</dc:date>
    <meta:editing-duration>PT13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